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100F6A514C84DA8A5D.png" manifest:media-type="image/png"/>
  <manifest:file-entry manifest:full-path="Pictures/10000000000004B20000029E24A200D14CFA293F.png" manifest:media-type="image/png"/>
  <manifest:file-entry manifest:full-path="Pictures/10000000000004B200000243010DDB82EDB7F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7.726cm" svg:x="2.558cm" svg:y="19.299cm">
          <draw:image xlink:href="Pictures/10000000000004B20000029E24A200D14CFA293F.png" xlink:type="simple" xlink:show="embed" xlink:actuate="onLoad">
            <text:p/>
          </draw:image>
        </draw:frame>
        <draw:frame draw:style-name="gr1" draw:text-style-name="P1" draw:layer="layout" svg:width="31.802cm" svg:height="15.318cm" svg:x="1.958cm" svg:y="2.303cm">
          <draw:image xlink:href="Pictures/10000000000004B200000243010DDB82EDB7FF67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3.843cm" svg:y="12.6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24668.1407035176 -18124.35505028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3.828cm" svg:y="12.699cm">
          <text:p text:style-name="P1">Create New</text:p>
          <text:p text:style-name="P1">Funding Period</text:p>
          <draw:enhanced-geometry svg:viewBox="0 0 21600 21600" draw:glue-points="10800 0 0 10800 10800 21600 21600 10800 ?f40 ?f41" draw:text-areas="0 0 21600 21600" draw:type="rectangular-callout" draw:modifiers="53866.1306532663 10530.826410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3" draw:layer="layout" svg:x1="17.399cm" svg:y1="12.697cm" svg:x2="18.796cm" svg:y2="12.697cm">
          <text:p/>
        </draw:line>
        <draw:custom-shape draw:style-name="gr2" draw:text-style-name="P2" draw:layer="layout" svg:width="5.969cm" svg:height="2.286cm" svg:x="17.653cm" svg:y="23.749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-9457.68844221105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7.638cm" svg:y="23.751cm">
          <text:p text:style-name="P1">Add a new</text:p>
          <text:p text:style-name="P1">Allocation</text:p>
          <draw:enhanced-geometry svg:viewBox="0 0 21600 21600" draw:glue-points="10800 0 0 10800 10800 21600 21600 10800 ?f40 ?f41" draw:text-areas="0 0 21600 21600" draw:type="rectangular-callout" draw:modifiers="35269.1457286432 22648.3602973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3" draw:layer="layout" svg:x1="18.638cm" svg:y1="26.029cm" svg:x2="20.035cm" svg:y2="26.029cm">
          <text:p/>
        </draw:line>
      </draw:page>
      <draw:page draw:name="page2" draw:style-name="dp1" draw:master-page-name="Default">
        <draw:frame draw:style-name="gr1" draw:text-style-name="P1" draw:layer="layout" svg:width="31.802cm" svg:height="27.516cm" svg:x="1.958cm" svg:y="5.204cm">
          <draw:image xlink:href="Pictures/10000000000004B2000004100F6A514C84DA8A5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02T08:15:30.379882941</dc:date>
    <meta:editing-duration>P1DT3H28M41S</meta:editing-duration>
    <meta:editing-cycles>36</meta:editing-cycles>
    <meta:generator>LibreOffice/6.0.7.3$Linux_X86_64 LibreOffice_project/00m0$Build-3</meta:generator>
    <meta:document-statistic meta:object-count="9"/>
  </office:meta>
</office:document-meta>
</file>